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weight-complex="bold"/>
    </style:style>
    <style:style style:name="P2" style:parent-style-name="Standard" style:family="paragraph">
      <style:text-properties style:font-weight-complex="bold"/>
    </style:style>
    <style:style style:name="P3" style:parent-style-name="Standard" style:family="paragraph">
      <style:text-properties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style="italic" style:font-style-asian="italic" style:font-style-complex="italic"/>
    </style:style>
    <style:style style:name="T30" style:parent-style-name="DefaultParagraphFont" style:family="text">
      <style:text-properties fo:font-weight="bold" style:font-weight-asian="bold"/>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font-weight="bold" style:font-weight-asian="bold" style:font-weight-complex="bold"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T37" style:parent-style-name="DefaultParagraphFont" style:family="text">
      <style:text-properties fo:color="#000000"/>
    </style:style>
    <style:style style:name="T38" style:parent-style-name="DefaultParagraphFont" style:family="text">
      <style:text-properties fo:color="#000000"/>
    </style:style>
    <style:style style:name="T39" style:parent-style-name="DefaultParagraphFont" style:family="text">
      <style:text-properties fo:font-weight="bold" style:font-weight-asian="bold" style:font-weight-complex="bold" fo:color="#000000"/>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T43" style:parent-style-name="DefaultParagraphFont" style:family="text">
      <style:text-properties fo:font-weight="bold" style:font-weight-asian="bold" style:font-weight-complex="bold" fo:color="#000000"/>
    </style:style>
    <style:style style:name="T44" style:parent-style-name="DefaultParagraphFont" style:family="text">
      <style:text-properties fo:color="#000000"/>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T47" style:parent-style-name="DefaultParagraphFont" style:family="text">
      <style:text-properties fo:font-weight="bold" style:font-weight-asian="bold" style:font-weight-complex="bold" fo:color="#000000"/>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T50" style:parent-style-name="DefaultParagraphFont" style:family="text">
      <style:text-properties fo:font-weight="bold" style:font-weight-asian="bold"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P55" style:parent-style-name="Standard" style:family="paragraph">
      <style:text-properties fo:color="#000000"/>
    </style:style>
    <style:style style:name="P56" style:parent-style-name="Standard" style:family="paragraph">
      <style:text-properties fo:font-style="italic" style:font-style-asian="italic" style:font-style-complex="italic" fo:color="#000000"/>
    </style:style>
    <style:style style:name="T57" style:parent-style-name="DefaultParagraphFont" style:family="text">
      <style:text-properties fo:color="#000000"/>
    </style:style>
    <style:style style:name="T58" style:parent-style-name="DefaultParagraphFont" style:family="text">
      <style:text-properties fo:font-weight="bold" style:font-weight-asian="bold" style:font-weight-complex="bold" fo:color="#000000"/>
    </style:style>
    <style:style style:name="T59" style:parent-style-name="DefaultParagraphFont" style:family="text">
      <style:text-properties style:font-style-complex="italic" fo:color="#000000"/>
    </style:style>
    <style:style style:name="T60" style:parent-style-name="DefaultParagraphFont" style:family="text">
      <style:text-properties fo:font-weight="bold" style:font-weight-asian="bold" style:font-weight-complex="bold" style:font-style-complex="italic" fo:color="#000000"/>
    </style:style>
    <style:style style:name="T61" style:parent-style-name="DefaultParagraphFont" style:family="text">
      <style:text-properties fo:font-weight="bold" style:font-weight-asian="bold" style:font-weight-complex="bold" style:font-style-complex="italic" fo:color="#000000"/>
    </style:style>
    <style:style style:name="T62" style:parent-style-name="DefaultParagraphFont" style:family="text">
      <style:text-properties style:font-style-complex="italic" fo:color="#000000"/>
    </style:style>
    <style:style style:name="T63" style:parent-style-name="DefaultParagraphFont" style:family="text">
      <style:text-properties fo:font-weight="bold" style:font-weight-asian="bold" style:font-weight-complex="bold" style:font-style-complex="italic" fo:color="#000000"/>
    </style:style>
    <style:style style:name="T64" style:parent-style-name="DefaultParagraphFont" style:family="text">
      <style:text-properties fo:color="#000000"/>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T67" style:parent-style-name="DefaultParagraphFont" style:family="text">
      <style:text-properties fo:font-weight="bold" style:font-weight-asian="bold" style:font-weight-complex="bold" fo:color="#000000"/>
    </style:style>
    <style:style style:name="T68" style:parent-style-name="DefaultParagraphFont" style:family="text">
      <style:text-properties fo:color="#000000"/>
    </style:style>
    <style:style style:name="P69" style:parent-style-name="Standard" style:family="paragraph">
      <style:text-properties fo:font-style="italic" style:font-style-asian="italic" fo:color="#000000"/>
    </style:style>
    <style:style style:name="P70" style:parent-style-name="Standard" style:family="paragraph">
      <style:text-properties fo:font-style="italic" style:font-style-asian="italic" style:font-style-complex="italic" fo:color="#000000"/>
    </style:style>
    <style:style style:name="P71" style:parent-style-name="Standard" style:family="paragraph">
      <style:text-properties fo:font-weight="bold" style:font-weight-asian="bold" style:font-style-complex="italic" fo:color="#000000"/>
    </style:style>
    <style:style style:name="T72" style:parent-style-name="DefaultParagraphFont" style:family="text">
      <style:text-properties fo:color="#000000"/>
    </style:style>
    <style:style style:name="T73" style:parent-style-name="DefaultParagraphFont" style:family="text">
      <style:text-properties fo:color="#000000"/>
    </style:style>
    <style:style style:name="T74" style:parent-style-name="DefaultParagraphFont" style:family="text">
      <style:text-properties fo:font-weight="bold" style:font-weight-asian="bold" fo:color="#000000"/>
    </style:style>
    <style:style style:name="T75" style:parent-style-name="DefaultParagraphFont" style:family="text">
      <style:text-properties fo:color="#000000"/>
    </style:style>
    <style:style style:name="T76" style:parent-style-name="DefaultParagraphFont" style:family="text">
      <style:text-properties fo:color="#000000"/>
    </style:style>
    <style:style style:name="T77" style:parent-style-name="DefaultParagraphFont" style:family="text">
      <style:text-properties fo:color="#000000"/>
    </style:style>
    <style:style style:name="T78" style:parent-style-name="DefaultParagraphFont" style:family="text">
      <style:text-properties fo:color="#000000"/>
    </style:style>
    <style:style style:name="T79" style:parent-style-name="DefaultParagraphFont" style:family="text">
      <style:text-properties fo:font-style="italic" style:font-style-asian="italic" fo:color="#000000"/>
    </style:style>
    <style:style style:name="T80" style:parent-style-name="DefaultParagraphFont" style:family="text">
      <style:text-properties fo:font-style="italic" style:font-style-asian="italic" fo:color="#000000"/>
    </style:style>
    <style:style style:name="T81" style:parent-style-name="DefaultParagraphFont" style:family="text">
      <style:text-properties fo:font-weight="bold" style:font-weight-asian="bold" fo:color="#000000"/>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T84" style:parent-style-name="DefaultParagraphFont" style:family="text">
      <style:text-properties fo:font-weight="bold" style:font-weight-asian="bold" fo:color="#000000"/>
    </style:style>
    <style:style style:name="T85" style:parent-style-name="DefaultParagraphFont" style:family="text">
      <style:text-properties fo:color="#000000"/>
    </style:style>
    <style:style style:name="T86" style:parent-style-name="DefaultParagraphFont" style:family="text">
      <style:text-properties fo:color="#000000"/>
    </style:style>
    <style:style style:name="T87" style:parent-style-name="DefaultParagraphFont" style:family="text">
      <style:text-properties fo:color="#000000"/>
    </style:style>
    <style:style style:name="T88" style:parent-style-name="DefaultParagraphFont" style:family="text">
      <style:text-properties fo:color="#000000"/>
    </style:style>
    <style:style style:name="T89" style:parent-style-name="DefaultParagraphFont" style:family="text">
      <style:text-properties fo:color="#000000"/>
    </style:style>
    <style:style style:name="T90" style:parent-style-name="DefaultParagraphFont" style:family="text">
      <style:text-properties fo:font-weight="bold" style:font-weight-asian="bold" fo:color="#000000"/>
    </style:style>
    <style:style style:name="T91" style:parent-style-name="DefaultParagraphFont" style:family="text">
      <style:text-properties fo:color="#000000"/>
    </style:style>
    <style:style style:name="T92" style:parent-style-name="DefaultParagraphFont" style:family="text">
      <style:text-properties fo:color="#000000"/>
    </style:style>
    <style:style style:name="T93" style:parent-style-name="DefaultParagraphFont" style:family="text">
      <style:text-properties fo:color="#000000"/>
    </style:style>
    <style:style style:name="T94" style:parent-style-name="DefaultParagraphFont" style:family="text">
      <style:text-properties fo:color="#000000"/>
    </style:style>
    <style:style style:name="T95" style:parent-style-name="DefaultParagraphFont" style:family="text">
      <style:text-properties fo:color="#000000"/>
    </style:style>
    <style:style style:name="T96" style:parent-style-name="DefaultParagraphFont" style:family="text">
      <style:text-properties fo:color="#000000"/>
    </style:style>
    <style:style style:name="T97" style:parent-style-name="DefaultParagraphFont" style:family="text">
      <style:text-properties fo:color="#000000"/>
    </style:style>
    <style:style style:name="T98" style:parent-style-name="DefaultParagraphFont" style:family="text">
      <style:text-properties fo:color="#000000"/>
    </style:style>
    <style:style style:name="T99" style:parent-style-name="DefaultParagraphFont" style:family="text">
      <style:text-properties fo:color="#000000"/>
    </style:style>
    <style:style style:name="T100" style:parent-style-name="DefaultParagraphFont" style:family="text">
      <style:text-properties fo:color="#000000"/>
    </style:style>
    <style:style style:name="T101" style:parent-style-name="DefaultParagraphFont" style:family="text">
      <style:text-properties fo:color="#000000"/>
    </style:style>
    <style:style style:name="T102" style:parent-style-name="DefaultParagraphFont" style:family="text">
      <style:text-properties fo:color="#000000"/>
    </style:style>
    <style:style style:name="T103" style:parent-style-name="DefaultParagraphFont" style:family="text">
      <style:text-properties fo:color="#000000"/>
    </style:style>
    <style:style style:name="T104" style:parent-style-name="DefaultParagraphFont" style:family="text">
      <style:text-properties fo:color="#000000"/>
    </style:style>
    <style:style style:name="T105" style:parent-style-name="DefaultParagraphFont" style:family="text">
      <style:text-properties fo:font-weight="bold" style:font-weight-asian="bold" fo:color="#000000"/>
    </style:style>
    <style:style style:name="T106" style:parent-style-name="DefaultParagraphFont" style:family="text">
      <style:text-properties fo:font-weight="bold" style:font-weight-asian="bold" fo:color="#000000"/>
    </style:style>
    <style:style style:name="T107" style:parent-style-name="DefaultParagraphFont" style:family="text">
      <style:text-properties fo:color="#000000"/>
    </style:style>
    <style:style style:name="T108" style:parent-style-name="DefaultParagraphFont" style:family="text">
      <style:text-properties fo:font-weight="bold" style:font-weight-asian="bold" fo:color="#000000"/>
    </style:style>
    <style:style style:name="T109" style:parent-style-name="DefaultParagraphFont" style:family="text">
      <style:text-properties fo:color="#000000"/>
    </style:style>
    <style:style style:name="T110" style:parent-style-name="DefaultParagraphFont" style:family="text">
      <style:text-properties fo:color="#000000"/>
    </style:style>
    <style:style style:name="T111" style:parent-style-name="DefaultParagraphFont" style:family="text">
      <style:text-properties fo:font-weight="bold" style:font-weight-asian="bold" fo:color="#000000"/>
    </style:style>
    <style:style style:name="T112" style:parent-style-name="DefaultParagraphFont" style:family="text">
      <style:text-properties fo:font-weight="bold" style:font-weight-asian="bold" fo:color="#000000"/>
    </style:style>
    <style:style style:name="T113" style:parent-style-name="DefaultParagraphFont" style:family="text">
      <style:text-properties fo:color="#000000"/>
    </style:style>
    <style:style style:name="T114" style:parent-style-name="DefaultParagraphFont" style:family="text">
      <style:text-properties fo:color="#000000"/>
    </style:style>
    <style:style style:name="T115" style:parent-style-name="DefaultParagraphFont" style:family="text">
      <style:text-properties fo:color="#000000"/>
    </style:style>
    <style:style style:name="T116" style:parent-style-name="DefaultParagraphFont" style:family="text">
      <style:text-properties fo:color="#000000"/>
    </style:style>
    <style:style style:name="T117" style:parent-style-name="DefaultParagraphFont" style:family="text">
      <style:text-properties fo:color="#000000"/>
    </style:style>
    <style:style style:name="T118" style:parent-style-name="DefaultParagraphFont" style:family="text">
      <style:text-properties fo:color="#000000"/>
    </style:style>
    <style:style style:name="T119" style:parent-style-name="DefaultParagraphFont" style:family="text">
      <style:text-properties fo:font-weight="bold" style:font-weight-asian="bold" fo:color="#000000"/>
    </style:style>
    <style:style style:name="T120" style:parent-style-name="DefaultParagraphFont" style:family="text">
      <style:text-properties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font-weight="bold" style:font-weight-asian="bold" fo:color="#000000"/>
    </style:style>
    <style:style style:name="P128" style:parent-style-name="Standard" style:family="paragraph">
      <style:text-properties fo:color="#000000"/>
    </style:style>
    <style:style style:name="P129" style:parent-style-name="Standard" style:family="paragraph">
      <style:text-properties fo:font-style="italic" style:font-style-asian="italic" fo:color="#000000"/>
    </style:style>
    <style:style style:name="P130" style:parent-style-name="Standard" style:family="paragraph">
      <style:text-properties fo:color="#000000"/>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DefaultParagraphFont" style:family="text">
      <style:text-properties fo:font-weight="bold" style:font-weight-asian="bold" fo:color="#000000"/>
    </style:style>
    <style:style style:name="T134" style:parent-style-name="DefaultParagraphFont" style:family="text">
      <style:text-properties fo:color="#000000"/>
    </style:style>
    <style:style style:name="T135" style:parent-style-name="DefaultParagraphFont" style:family="text">
      <style:text-properties fo:color="#000000"/>
    </style:style>
    <style:style style:name="T136" style:parent-style-name="DefaultParagraphFont" style:family="text">
      <style:text-properties fo:color="#000000"/>
    </style:style>
    <style:style style:name="T137" style:parent-style-name="DefaultParagraphFont" style:family="text">
      <style:text-properties fo:font-weight="bold" style:font-weight-asian="bold" fo:color="#000000"/>
    </style:style>
    <style:style style:name="T138" style:parent-style-name="DefaultParagraphFont" style:family="text">
      <style:text-properties fo:font-weight="bold" style:font-weight-asian="bold" fo:color="#000000"/>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T141" style:parent-style-name="DefaultParagraphFont" style:family="text">
      <style:text-properties fo:color="#000000"/>
    </style:style>
    <style:style style:name="T142" style:parent-style-name="DefaultParagraphFont" style:family="text">
      <style:text-properties fo:font-weight="bold" style:font-weight-asian="bold" fo:color="#00000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P145" style:parent-style-name="Standard" style:family="paragraph">
      <style:text-properties fo:color="#000000"/>
    </style:style>
    <style:style style:name="T146" style:parent-style-name="DefaultParagraphFont" style:family="text">
      <style:text-properties fo:font-weight="bold" style:font-weight-asian="bold" fo:color="#000000"/>
    </style:style>
    <style:style style:name="T147" style:parent-style-name="DefaultParagraphFont" style:family="text">
      <style:text-properties fo:color="#000000"/>
    </style:style>
    <style:style style:name="T148" style:parent-style-name="DefaultParagraphFont" style:family="text">
      <style:text-properties fo:color="#000000"/>
    </style:style>
    <style:style style:name="T149" style:parent-style-name="DefaultParagraphFont" style:family="text">
      <style:text-properties fo:color="#000000"/>
    </style:style>
    <style:style style:name="T150" style:parent-style-name="DefaultParagraphFont" style:family="text">
      <style:text-properties fo:color="#000000"/>
    </style:style>
    <style:style style:name="T151" style:parent-style-name="DefaultParagraphFont" style:family="text">
      <style:text-properties fo:color="#000000"/>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style>
    <style:style style:name="T156" style:parent-style-name="DefaultParagraphFont" style:family="text">
      <style:text-properties fo:color="#000000"/>
    </style:style>
    <style:style style:name="T157" style:parent-style-name="DefaultParagraphFont" style:family="text">
      <style:text-properties fo:color="#000000"/>
    </style:style>
    <style:style style:name="T158" style:parent-style-name="DefaultParagraphFont" style:family="text">
      <style:text-properties fo:color="#000000"/>
    </style:style>
    <style:style style:name="T159" style:parent-style-name="DefaultParagraphFont" style:family="text">
      <style:text-properties fo:color="#000000"/>
    </style:style>
    <style:style style:name="T160" style:parent-style-name="DefaultParagraphFont" style:family="text">
      <style:text-properties fo:color="#000000"/>
    </style:style>
    <style:style style:name="T161" style:parent-style-name="DefaultParagraphFont" style:family="text">
      <style:text-properties fo:color="#000000"/>
    </style:style>
    <style:style style:name="T162" style:parent-style-name="DefaultParagraphFont" style:family="text">
      <style:text-properties fo:color="#000000"/>
    </style:style>
    <style:style style:name="T163" style:parent-style-name="DefaultParagraphFont" style:family="text">
      <style:text-properties fo:color="#000000"/>
    </style:style>
    <style:style style:name="T164" style:parent-style-name="DefaultParagraphFont" style:family="text">
      <style:text-properties fo:color="#000000"/>
    </style:style>
    <style:style style:name="T165" style:parent-style-name="DefaultParagraphFont" style:family="text">
      <style:text-properties fo:color="#000000"/>
    </style:style>
    <style:style style:name="T166" style:parent-style-name="DefaultParagraphFont" style:family="text">
      <style:text-properties fo:color="#000000"/>
    </style:style>
    <style:style style:name="T167" style:parent-style-name="DefaultParagraphFont" style:family="text">
      <style:text-properties fo:color="#000000"/>
    </style:style>
    <style:style style:name="T168" style:parent-style-name="DefaultParagraphFont" style:family="text">
      <style:text-properties fo:color="#000000"/>
    </style:style>
    <style:style style:name="T169" style:parent-style-name="DefaultParagraphFont" style:family="text">
      <style:text-properties fo:color="#000000"/>
    </style:style>
    <style:style style:name="T170" style:parent-style-name="DefaultParagraphFont" style:family="text">
      <style:text-properties fo:font-weight="bold" style:font-weight-asian="bold" fo:color="#000000"/>
    </style:style>
    <style:style style:name="T171" style:parent-style-name="DefaultParagraphFont" style:family="text">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Standard" style:family="paragraph">
      <style:text-properties fo:color="#000000"/>
    </style:style>
  </office:automatic-styles>
  <office:body>
    <office:text text:use-soft-page-breaks="true">
      <text:p text:style-name="P1">I should stop researching and rewirte. That sounds like a good way to do things - start as early as possible, start writing as early as possible,<text:s/>keep linesw of research open because obviously you're never done, but whenever you have to write the best draft you can with the information you know.</text:p>
      <text:p text:style-name="P2">I'm not sure if I can add tuff after the draft is done, but really I probably won't have time for that.</text:p>
      <text:p text:style-name="P3"/>
      <text:p text:style-name="P4">Tenses are messed up - present tense. These things weren't just true<text:s/>when the study was done, they are true.</text:p>
      <text:p text:style-name="P5"/>
      <text:p text:style-name="P6">Detecting protein-protein interfaces by weakly stable strands</text:p>
      <text:p text:style-name="Standard"><text:tab/>Naveed et. al have contributed a method of inferring oligomerization from the structure of the transmembrane strands.<text:s/>They have found that, when the energy of the strands is calculated in isolation, considering stabilizing contacts between strands and other strands but not between strands and other structural elements such as loops and hatch domains, strands at protein-protein interfaces tend to have elevated energy. They have shown how to take advantage of this correlation for two purposes: to predict, for a protein, whether or not it forms a complex consisting of multiple transmembrane proteins (prediction of oligomerization state); and, under the assumption that it does, which strands will participate in this interaction (prediction of interface).<text:s/><text:span text:style-name="T7">(should I ref naveed after every sentence here or what?)</text:span></text:p>
      <text:p text:style-name="Standard"><text:tab/>Though finding these strand energies is essentially a calculation on a structure, various methods exist for predicting the structure of the transmembrane strands<text:s/><text:span text:style-name="T8">(ref all the stru pred papers Hayat references)</text:span>. The knowledge-based potential that Naveed et. al use for strand energy calculations, TmSIP<text:s/><text:span text:style-name="T9">(ref naveed pnas)</text:span>, depends only upon the rough position of a residue, its side chain, and the side chains of the residues in neighboring strands. As long as the transmembrane strand residues are predicted correctly, and the strand registry is accurate, TmSIP will give the same<text:s/>result as it would on an atomic-resolution structure<text:s/><text:span text:style-name="T10">(this is true, right? no, you alsoo need to know which way the side chains face) (ref naveed PNAS, I think... he goes into decent detail in the supplementary info, right? Do you ref supplementary info d</text:span><text:span text:style-name="T11">ifferently?).<text:s/></text:span>Naveed et. al have demonstrated that this method works well from sequence, using ProfTMB to predict transmembrane strands<text:s/><text:span text:style-name="T12">(ref Naveed PNAS)</text:span>.</text:p>
      <text:p text:style-name="Standard"><text:tab/></text:p>
      <text:p text:style-name="P13">The need to examine variance</text:p>
      <text:p text:style-name="Standard"><text:tab/>When interpreting the result that a protein has weakly stable strands, the essential question is, “what structural features correlate with weakly stable strands?” To answer this question, Naveed e. al ranked a non-redundant dataset of protein structures by the stability of the strands.<text:s/><text:span text:style-name="T14">(figure: reproduce just the colors, wi</text:span><text:span text:style-name="T15">thout the pdbids)</text:span>. The proteins with the least stable strands were found to be those that possessed one of three structural features: a permanent protein-protein interface, an in-plug or an out-clamp.</text:p>
      <text:p text:style-name="Standard"><text:tab/>NalP is an example of a protein with an in-plug: a segment of the chain that is inside of the barrel<text:s/><text:span text:style-name="T16">(figure, cite structure)</text:span>. PagP has an out-clamp: a part of the chain that interacts with the outside of the barrel<text:s/><text:span text:style-name="T17">(figure, cite structure)</text:span>. In PagP, the most weakly stable strands were found to be those that<text:s/>interact most with the out-clamp.</text:p>
      <text:p text:style-name="Standard"><text:tab/>The stability rankings indicate that weakly stable strands are about as strongly associated with out-clamps and in-plugs as with oligomers. It seems that strands in contact with any other structural element are weakly stable, whether or not it is another barrel.</text:p>
      <text:p text:style-name="Standard"><text:tab/>However, Naveed et. al have shown that oligomers can be distinguished from proteins with in-plugs by the variance of the strand energy<text:s/><text:span text:style-name="T18">(is that index really a variance? I am concerned about this.) (ref Naveed PNAS</text:span><text:span text:style-name="T19">)</text:span>. Examining NalP, it is apparent that every strand interacts with the in-plug, and this is a general feature of monomeric proteins with in-plugs. In an oligomer, on the other hand, some but not all of the strands are interacting with another component of<text:s/>the complex.</text:p>
      <text:soft-page-break/>
      <text:p text:style-name="Standard"><text:tab/>It is nevertheless not obvious<text:s/><text:span text:style-name="T20">a priori<text:s/></text:span>that oligomers should have higher variance. In PagP, there is one especially weakly stable residue that has been found experimentally to interact strongly with the out-clamp (<text:span text:style-name="T21">ref Naveed PNAS)</text:span>. This opens up the possibility that, while an in-plug interacts with every strand, some strands interact with it more strongly than others, raising the variance. Furthermore, many oligomers have in-plugs that contact the strands away from the interface, which could<text:s/>even out the strand energies<text:s/><text:span text:style-name="T22">(ref structures papers?)</text:span>.<text:s/><text:span text:style-name="T23">(I really don't feel comfortable finishing this thought until I find out whether the oligomerization index is variance of<text:s/></text:span><text:span text:style-name="T24">all<text:s/></text:span><text:span text:style-name="T25">strands or just of some subset of strands)</text:span></text:p>
      <text:p text:style-name="P26"/>
      <text:p text:style-name="Standard"><text:span text:style-name="T27">OH - ALSO - Adamian, Naveed, Liang 2011 - apparently lipid-binding sites are weakly stable as well!</text:span></text:p>
      <text:p text:style-name="Standard"/>
      <text:p text:style-name="P28">Different kinds of interfaces</text:p>
      <text:p text:style-name="Standard"><text:tab/>Oligomeric outer membrane proteins fall into several structural and functional classes, whose protein-protein interfaces have different characters. Some have weakly stable strands, and some do not.</text:p>
      <text:p text:style-name="Standard"/>
      <text:p text:style-name="P29">Stable trimeric porins</text:p>
      <text:p text:style-name="Standard"><text:span text:style-name="T30"><text:tab/></text:span><text:bookmark-start text:name="internal-source-marker_0.536465498385950"/><text:bookmark-end text:name="internal-source-marker_0.536465498385950"/><text:span text:style-name="T31">The biological unit (correct usag</text:span><text:span text:style-name="T32">e?) of OmpF is a complex of three 16-stranded transmembrane β-barrels, each of which has a pore (cite structure). It is a stable complex, with a strong free energy of association<text:s/></text:span><text:span text:style-name="T33">(cite Phale)</text:span><text:span text:style-name="T34"><text:s/>Each barrel has an in-plug: a loop that descends into the barrel</text:span><text:span text:style-name="T35"><text:s/>and constricts the pore. Each also has a latching loop: a loop that dips into a neighboring barrel and stabilizes the complex (cite Phale).</text:span><text:span text:style-name="T36"><text:line-break/></text:span><text:span text:style-name="T37"><text:tab/>Naveed et. al include in their validation dataset seven proteins of roughly similar structure: sixteen or eighteen</text:span><text:span text:style-name="T38"><text:s/>strands, an L3 pore constriction loop, and an L2 loop that makes contact with neighboring monomers.<text:s/></text:span><text:span text:style-name="T39">Proteins of this class all form very stable complexes (ref Minetti and Remeta</text:span><text:span text:style-name="T40">).</text:span></text:p>
      <text:p text:style-name="Standard"><text:span text:style-name="T41"><text:tab/>All of these proteins were above the strand energy variance cutoff that Na</text:span><text:span text:style-name="T42">veed et. al recommend for predicting oligomerization<text:s/></text:span><text:span text:style-name="T43">(ref Naveed PNAS</text:span><text:span text:style-name="T44">).</text:span></text:p>
      <text:p text:style-name="Standard"><text:span text:style-name="T45"><text:tab/>Usually, the most weakly stable strands of these proteins are at the interface. However, they all have a pore constriction loop that contacts almost exactly the set of strands that ar</text:span><text:span text:style-name="T46">e not at the interface<text:s/></text:span><text:span text:style-name="T47">(figure: show the contest?)</text:span><text:span text:style-name="T48">. In</text:span><text:span text:style-name="T49"><text:s/></text:span><text:span text:style-name="T50">(one protein)</text:span><text:span text:style-name="T51">, the strands co</text:span><text:span text:style-name="T52">ntacting this in-plug are more</text:span><text:span text:style-name="T53"><text:s/>weakly stable than those contacting the interface. In all other cases, however, the interface was</text:span><text:span text:style-name="T54"><text:s/>the more weakly stable region.</text:span></text:p>
      <text:p text:style-name="P55"/>
      <text:p text:style-name="P56">OMPLA</text:p>
      <text:p text:style-name="Standard"><text:span text:style-name="T57"><text:tab/>OMPLA is an outer membrane enzyme. It forms dimers that are stabilized by calcium and it substrate (</text:span><text:span text:style-name="T58">cite Fleming),<text:s/></text:span><text:span text:style-name="T59">and is active only as a dimer<text:s/></text:span><text:span text:style-name="T60">(should I cite Fleming, from whose paper I learned this, or should I<text:s/></text:span><text:span text:style-name="T61">cite whoever Fleming cites?).<text:s/></text:span><text:span text:style-name="T62">However, even under these conditions, the interface is not very stable, and<text:s/></text:span><text:span text:style-name="T63">(is the monomer the main form in vivo does she think?) (ref Fleming)</text:span><text:span text:style-name="T64">. OMPLA does not have any in-plugs or out-clamps.</text:span></text:p>
      <text:p text:style-name="Standard"><text:span text:style-name="T65"><text:tab/>The strands of OMPLA are stable</text:span><text:span text:style-name="T66"><text:s/></text:span><text:span text:style-name="T67">(reference strand stability figure)</text:span><text:span text:style-name="T68"><text:s/>and it does not meet the strand energy variance cutoff.</text:span></text:p>
      <text:p text:style-name="P69"/>
      <text:p text:style-name="P70">TonB dependent transporters</text:p>
      <text:p text:style-name="P71">This section is a mess</text:p>
      <text:p text:style-name="Standard"><text:span text:style-name="T72"><text:tab/>TonB dependent transporters are 22-stranded barrels that actively transport their substr</text:span><text:span text:style-name="T73">ates across the outer membrane. They have large in-plugs called "hatch" or "plug" domains that undergo conformational shift to let substrates through<text:s/></text:span><text:span text:style-name="T74">(relevant? mistleading since I leave out the possibility of beta strand conformational changes?)</text:span><text:span text:style-name="T75">. Cross-linking studies have<text:s/></text:span><text:span text:style-name="T76">indicated<text:s/></text:span><text:span text:style-name="T77">that some of them<text:s/></text:span><text:soft-page-break/><text:span text:style-name="T78">homooligomerize<text:s/></text:span><text:span text:style-name="T79">in vitro</text:span><text:span text:style-name="T80"><text:s/></text:span><text:span text:style-name="T81">(cite)</text:span><text:span text:style-name="T82">; the issue has been<text:s/></text:span><text:span text:style-name="T83">addressed most directly in FhuA</text:span><text:span text:style-name="T84">,<text:s/></text:span><text:span text:style-name="T85">for<text:s/></text:span><text:span text:style-name="T86">which<text:s/></text:span><text:span text:style-name="T87">there is other evidence of its oligomerization</text:span><text:span text:style-name="T88"><text:s/>as well</text:span><text:span text:style-name="T89"><text:s/></text:span><text:span text:style-name="T90">(cite)</text:span><text:span text:style-name="T91">.</text:span><text:span text:style-name="T92"><text:s/></text:span><text:span text:style-name="T93">The<text:s/></text:span><text:span text:style-name="T94">molecular mass of a<text:s/></text:span><text:span text:style-name="T95">cross-linked complex cannot be pre</text:span><text:span text:style-name="T96">cisely estimated<text:s/></text:span><text:span text:style-name="T97">using gel electrophoresis,<text:s/></text:span><text:span text:style-name="T98">so the only study out of these that is really reliable<text:s/></text:span><text:span text:style-name="T99">is the FhuA study, which used<text:s/></text:span><text:span text:style-name="T100">chemical cross-linking followed by analytical ultracentrifugation.</text:span><text:span text:style-name="T101"><text:s/></text:span><text:span text:style-name="T102">However, if these</text:span><text:span text:style-name="T103"><text:s/>studies indicate genuine homooligomerization, the contacts are transient; no population of them is observed without cross-linking</text:span><text:span text:style-name="T104"><text:s/></text:span><text:span text:style-name="T105">(BtuB monomer study, FepA mo</text:span><text:span text:style-name="T106">nomer study, FhuA monomer study)</text:span><text:span text:style-name="T107">, and they crystallize as monomers<text:s/></text:span><text:span text:style-name="T108">(cite crystal structures)</text:span><text:span text:style-name="T109">.</text:span><text:span text:style-name="T110"><text:s/></text:span><text:span text:style-name="T111">I am not sure which of these are really oligomers!</text:span><text:span text:style-name="T112"><text:s/>Did the BtuB study even cross-link? How could ultracentrifugation detect a transient complex without a cross-linker?</text:span></text:p>
      <text:p text:style-name="Standard"><text:span text:style-name="T113"><text:tab/></text:span><text:span text:style-name="T114">FhuA meets the strand energy variance cutoff</text:span><text:span text:style-name="T115">, but no other TonB dependent transporters do.</text:span><text:span text:style-name="T116"><text:s/></text:span><text:span text:style-name="T117">However,<text:s/></text:span><text:span text:style-name="T118">if the authors considered FepA and BtuB to be oligomers, they may have chosen it to be lower<text:s/></text:span><text:span text:style-name="T119">(not relevant, right?)</text:span><text:span text:style-name="T120">.</text:span></text:p>
      <text:p text:style-name="Standard"><text:span text:style-name="T121"><text:tab/>Since a<text:s/></text:span><text:span text:style-name="T122">homooligomer of a TonB dependent transporter has never been crystallized,<text:s/></text:span><text:span text:style-name="T123">predictions of<text:s/></text:span><text:span text:style-name="T124">their interfacial sites cannot be<text:s/></text:span><text:span text:style-name="T125">checked.</text:span><text:span text:style-name="T126"><text:s/></text:span><text:span text:style-name="T127">(yes, but you can get predictions of interfacial site from electron microscopy and from cross-linking. Be careful with that word, "because").</text:span></text:p>
      <text:p text:style-name="P128"/>
      <text:p text:style-name="P129">VDAC1</text:p>
      <text:p text:style-name="P130"><text:tab/>VDAC1 is a mitochondrial outer membrane protein<text:s/>that forms dimers,a s well as higher-order oligomers.</text:p>
      <text:p text:style-name="Standard"><text:span text:style-name="T131"><text:tab/></text:span><text:span text:style-name="T132">VDAC1 is right on the border of the strand variance cut-off, which Naveed et all consider to be an ambiguous prediction<text:s/></text:span><text:span text:style-name="T133">(cite VDAC1 study, and I think they said this in another paper too)</text:span><text:span text:style-name="T134">.</text:span></text:p>
      <text:p text:style-name="Standard"><text:span text:style-name="T135"><text:tab/></text:span><text:span text:style-name="T136">VDAC1 has a less smooth pattern of strand stability than any of the trimeric porins<text:s/></text:span><text:span text:style-name="T137">(figure: 2O4V and<text:s/></text:span><text:span text:style-name="T138">VDAC1)</text:span><text:span text:style-name="T139">, with two apparent weakly stable segments. One has been shown by mutagenesis to<text:s/></text:span><text:span text:style-name="T140">be part of the interface</text:span><text:span text:style-name="T141"><text:s/></text:span><text:span text:style-name="T142">(cite naveed vdac)</text:span><text:span text:style-name="T143">.<text:s/></text:span><text:span text:style-name="T144">The other is a lipid binding site.</text:span></text:p>
      <text:p text:style-name="P145"/>
      <text:p text:style-name="Standard"><text:span text:style-name="T146">So what has weakly stable strands?</text:span></text:p>
      <text:p text:style-name="Standard"><text:span text:style-name="T147"><text:tab/></text:span><text:span text:style-name="T148">When<text:s/></text:span><text:span text:style-name="T149">calculating the energy of the transmembrane beta strands in isolation,<text:s/></text:span><text:span text:style-name="T150">it seems that<text:s/></text:span><text:span text:style-name="T151">any strand that contacts anything non-strand<text:s/></text:span><text:span text:style-name="T152">-<text:s/></text:span><text:span text:style-name="T153">whether that's a lipid</text:span><text:span text:style-name="T154">,<text:s/></text:span><text:span text:style-name="T155">an<text:s/></text:span><text:span text:style-name="T156">in-plug,<text:s/></text:span><text:span text:style-name="T157">an out-clamp</text:span><text:span text:style-name="T158">,<text:s/></text:span><text:span text:style-name="T159">or another protein</text:span><text:span text:style-name="T160"><text:s/>-<text:s/></text:span><text:span text:style-name="T161">may<text:s/></text:span><text:span text:style-name="T162">be weakly stable</text:span><text:span text:style-name="T163">.<text:s/></text:span><text:span text:style-name="T164">Despite these complications, a strand variance measure<text:s/></text:span><text:span text:style-name="T165">distinguishes<text:s/></text:span><text:span text:style-name="T166">trimeric porins and<text:s/></text:span><text:span text:style-name="T167">the one<text:s/></text:span><text:span text:style-name="T168">TonB dependent tra</text:span><text:span text:style-name="T169">nsporter known to be oligomeric<text:s/></text:span><text:span text:style-name="T170">(but is that because of a lipid binding site?)</text:span><text:span text:style-name="T171">.</text:span></text:p>
      <text:p text:style-name="P172"><text:tab/>These other structural elements complicate<text:s/>prediction<text:s/>of oligomerization site as well. In<text:s/>one trimeric porin,<text:s/>the strands contacting an in-plug are more weakly stable than those at an interface, and in VDAC,<text:s/>the lipid binding site is not distinguishable<text:s/>from the oligomerization interface just looking at the strand energies.</text:p>
      <text:p text:style-name="P173"/>
      <text:p text:style-name="P17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ander Davis</meta:initial-creator>
    <dc:creator>Nanda Lab</dc:creator>
    <meta:creation-date>2012-07-02T17:59:00Z</meta:creation-date>
    <dc:date>2012-07-02T21:47:00Z</dc:date>
    <meta:template xlink:href="Normal.dotm" xlink:type="simple"/>
    <meta:editing-cycles>117</meta:editing-cycles>
    <meta:editing-duration>PT8400S</meta:editing-duration>
    <meta:document-statistic meta:page-count="3" meta:paragraph-count="20" meta:word-count="1513" meta:character-count="10121" meta:row-count="71" meta:non-whitespace-character-count="8628"/>
  </office:meta>
</office:document-meta>
</file>